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ole.setVisible(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ole.onFailur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setCommandListener( CommandListener command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toggleShow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ole.sh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ole.onSucces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ole.onWindowResized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ole.createShe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sole.pollNextLin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ole.getComman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onSucces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ole.isSh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onEn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sole.pollNextLineEr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ole.onSuccess( Stri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ole.setOutputHTML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println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ole.setPromptHTML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.Conso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onsole.onDownHi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ole.on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ole.onUp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ole.onKeyPress( Widget sender , char keyCode , int modifi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sole.h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